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Iterator.ValuesIterator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ltiValueMap.decorate( Map map , Factory coll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.containsValu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ValueMap.iterator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ValueMap.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Factory.ReflectionFactory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Factory.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ValueMap.siz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ValueMap.put( Objec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ValueMap.MultiValueMap( Map map , Factory collectio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ValueMap.remove( Objec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ValueMap.getCollection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.decorate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.total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ValueMap.putAll( Object key , Collection 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ltiValueMap.containsValue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s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ValueMap.putAll(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ValueMap.decorate( Map map , Class collec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.createCollection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Value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